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2cm"/>
    </style:style>
    <style:style style:name="co2" style:family="table-column">
      <style:table-column-properties fo:break-before="auto" style:column-width="2.766cm"/>
    </style:style>
    <style:style style:name="co3" style:family="table-column">
      <style:table-column-properties fo:break-before="auto" style:column-width="4.618cm"/>
    </style:style>
    <style:style style:name="co4" style:family="table-column">
      <style:table-column-properties fo:break-before="auto" style:column-width="20.777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5.38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PageStyle_5f_Dicionário_20_de_20_dados_20_2013-2019">
      <style:table-properties table:display="true" style:writing-mode="lr-tb"/>
    </style:style>
    <style:style style:name="ta2" style:family="table" style:master-page-name="PageStyle_5f_Dicionário_20_de_20_dados_20_2020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cionário de dados 2013-201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ionário de dados - Metodologia 2013-2019</text:p>
          </table:table-cell>
          <table:covered-table-cell table:number-columns-repeated="3" table:style-name="ce1"/>
          <table:table-cell table:number-columns-repeated="60"/>
        </table:table-row>
        <table:table-row table:style-name="ro2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Formato</text:p>
          </table:table-cell>
          <table:table-cell table:style-name="ce2" office:value-type="string" calcext:value-type="string">
            <text:p>Descriçã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IGLA AEROPORTO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SBXX</text:p>
          </table:table-cell>
          <table:table-cell table:style-name="ce4" office:value-type="string" calcext:value-type="string">
            <text:p>Código composto por quatro letras que designa aeródromos em todo o mundo. Esses códigos, definidos pela Organização da Aviação Civil Internacional (em inglês, International Civil Aviation Organization - ICAO), são publicados no Documento ICAO Document 7910: Location Indicator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IPO DE VOO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doméstico ou internacional</text:p>
          </table:table-cell>
          <table:table-cell table:style-name="ce4" office:value-type="string" calcext:value-type="string">
            <text:p>Informa se o passageiro está em voo doméstico ou internacional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ATA DA COLET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d/mm/aaaa</text:p>
          </table:table-cell>
          <table:table-cell table:style-name="ce4" office:value-type="string" calcext:value-type="string">
            <text:p>Data em que o passageiro foi entrevistad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Ê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mmm/aa</text:p>
          </table:table-cell>
          <table:table-cell table:style-name="ce4" office:value-type="string" calcext:value-type="string">
            <text:p>Mês em que o passageiro foi entrevistad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RIMESTRE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Trimestre em que o passageiro foi entrevistad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ACILIDADE DE EMBARQUE / DESEMBARQUE NO MEIO-FI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organização geral da via pública em frente ao terminal ao desembarcar do meio de transporte utilizado em seu deslocamento até o aeroporto e a facilidade em realizar esse procedimen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FILA NA INSPEÇÃO DE SEGURANÇ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tempo de espera na fila para a inspeção de segurança (raio-x)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FIABILIDADE DA INSPEÇÃO DE SEGURANÇ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, conforme sua percepção sobre o quanto o procedimento realizado na inspeção de segurança mantem seguro o transporte aéreo e o quanto essa inspeção o faz se sentir seguro dentro da sala de embarqu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RDIALIDADE E PRESTATIVIDADE DOS FUNCIONÁRIOS DA INSPEÇÃO DE SEGURANÇ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o o atendimento prestado pelos funcionários responsáveis pela inspeção de segurança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LIDADE DA SINALIZAÇÃO D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 quanto à sinalização orientativa disponível e a facilidade de localização e deslocamento dentro do aeropor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E QUALIDADE DAS INFORMAÇÕES NOS PAINÉIS <text:s/>DE VO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s informações disponíveis nos painéis de voo distribuídos pelo aeroporto e a exatidão das informações neles contida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DE TOMADA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percepção do passageiro quanto a quantidade de tomadas existentes pelo terminal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LIDADE DA INTERNET / WI-FI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qualidade do sinal de internet wi-fi disponibilizado pelo aeropor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DE SANITÁRI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quantidade de sanitários disponíveis n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LIMPEZA DOS SANITÁRI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limpeza dos sanitários disponíveis no aeropor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DE ASSENTOS NA SALA DE EMBARQUE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percepção do passageiro quanto a quantidade de assentos existentes nas áreas de espera para embarqu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ENSAÇÃO DE SEGURANÇA NAS ÁREAS PÚBLICAS D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percepção do passageiro sobre a segurança na área pública do saguão de embarque, onde há livre circulação de pessoa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LIMPEZA GERAL D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limpeza do aeroporto de forma geral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FORTO TÉRMICO D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temperatura dentro do terminal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FORTO ACÚSTICO D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acústica do terminal, incluindo o volume e quantidade dos anúncios das cias. aéreas por meio dos alto falantes distribuídos pela sala de embarqu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LIDADE DA INFORMAÇÃO NOS PAINÉIS DAS ESTEIRAS DE RESTITUIÇÃO DE BAGAGEM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exatidão das informações dos painéis localizados nas áreas de desembarque e a facilidade de identificar a esteira de restituição de seu voo a partir deles. Pergunta realizada no desembarqu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LIDADE DAS INSTALAÇÕES DE ESTACIONAMENTO DE VEÍCUL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qualidade da infraestrutura física do estacionamento de veículo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DE VAGAS NO ESTACIONAMENTO DE VEÍCUL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quantidade de vagas oferecidas no estacionamen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USTO-BENEFÍCIO DO ESTACIONAMEN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valor cobrado pelo estacionamen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NTIDADE E QUALIDADE DE LANCHONETES/RESTAURANTE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disponibilidade, a variedade e a qualidade das lanchonetes e restaurantes disponíveis no aeropor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USTO-BENEFÍCIO DOS PRODUTOS DE LANCHONETES/RESTAURANTE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valor cobrado pelas lanchonetes e restaurantes em função da qualidade e do serviço que é disponibilizado por esses estabelecimento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E LOCALIZAÇÃO DE BANCOS/CAIXAS ELETRÔNICOS/CASAS DE CÂMBI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quantidade e localização dos caixas eletrônicos, casas de câmbio ou bancos no aeropor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NTIDADE E QUALIDADE DE ESTABELECIMENTOS COMERCIAI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disponibilidade, a variedade e a qualidade das lojas e demais estabelecimentos comerciais. disponíveis no aeropor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USTO-BENEFÍCIO DOS PRODUTOS COMERCIAI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<text:s/>com o valor cobrado pelas lojas e demais estabelecimentos comerciais em função da qualidade e do serviço por eles disponibilizad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FILA NO CHECK-IN (AUTOATENDIMENTO)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tempo de espera em fila para a realização do check-in nos totens de autoatendimen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FILA NO CHECK-IN (GUICHÊ)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tempo de espera em fila para a realização do check-in nos guichês de atendimento operados por funcionários da cia. Aérea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RDIALIDADE E PRESTATIVIDADE DOS FUNCIONÁRIOS DO CHECK-IN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o o atendimento prestado pelos funcionários da cia. aérea responsáveis pelo check-in nos guichês de atendimen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LIDADE DA INFORMAÇÃO PRESTADA PELA CIA AÉRE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a informação disponibilizada pela cia. aérea no aeroporto e em outros canais de comunicaçã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VELOCIDADE DA RESTITUIÇÃO DE BAGAGEM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tempo de espera para entrega da bagagem despachada. Pergunta realizada no desembarqu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INTEGRIDADE DA BAGAGEM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estado de sua bagagem após a restituiçã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FILA NA EMIGRA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tempo de espera em fila para a realização do controle migratório de saída do país, sob a responsabilidade da Polícia Federal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RDIALIDADE DOS FUNCIONÁRIOS DA EMIGRA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o o atendimento prestado pelos funcionários responsáveis pelo atendimento nos balcões de controle migratório de saída do paí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FILA NA IMIGRA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tempo de espera em fila para a realização do controle migratório de entrada no país, sob a responsabilidade da Polícia Federal. Pergunta realizada no desembarqu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RDIALIDADE DOS FUNCIONÁRIOS DA IMIGRA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o o atendimento prestado pelos funcionários responsáveis pelo atendimento nos balcões de controle migratório de entrada no país. Pergunta realizada no desembarqu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FILA DA ADUAN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tempo de espera em fila para a realização do controle aduaneiro de entrada no país, sob a responsabilidade da Receita Federal, Anvisa e Vigiagro. Pergunta realizada no desembarqu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RDIALIDADE DO FUNCIONÁRIO DA ADUAN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o o atendimento prestado pelos funcionários responsáveis pelo atendimento no controle aduaneiro. Pergunta realizada no desembarqu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DE TRANSPORTE PÚBLICO PARA 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s meios de transporte oferecidos para o deslocamento dos passageiros até o aeroport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ATISFAÇÃO GERAL COM 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atribuída pelo passageiro. É avaliada a satisfação do passageiro com o aeroporto em geral. É a nota que o passageiro atribui ao aeroporto em geral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NACIONALIDADE DO ENTREVISTAD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É informada a nacionalidade declarada pelo passageir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GENERO DO ENTREVISTAD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É informado o gênero declarado pelo passageir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IDADE DO ENTREVISTAD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É informada a idade declarada pelo passageir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ESCOLARIDADE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É informada a escolaridade declarada pelo passageir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ENDA DO ENTREVISTAD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É informado o intervalo onde a renda do passageiro se encontra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OTIVO DA VIAGEM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É informado o motivo da viagem declarado pelo passageiro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REQUÊNCIA DE VIAGEM (últimos 12 meses)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É informado o intervalo do número de viagens realizadas pelo passageiro nos últimos 12 mese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n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AAAA</text:p>
          </table:table-cell>
          <table:table-cell table:style-name="ce4" office:value-type="string" calcext:value-type="string">
            <text:p>Ano em que o passageiro foi entrevistado.</text:p>
          </table:table-cell>
          <table:table-cell table:number-columns-repeated="60"/>
        </table:table-row>
        <table:table-row table:style-name="ro2" table:number-rows-repeated="104852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cionário de dados 2020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ce5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ionário de dados - Metodologia 2020</text:p>
          </table:table-cell>
          <table:covered-table-cell table:number-columns-repeated="3" table:style-name="ce1"/>
          <table:table-cell table:number-columns-repeated="60"/>
        </table:table-row>
        <table:table-row table:style-name="ro2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Formato</text:p>
          </table:table-cell>
          <table:table-cell table:style-name="ce2" office:value-type="string" calcext:value-type="string">
            <text:p>Descriçã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ROCESSO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EMBARQUE OU DESEMBARQUE</text:p>
          </table:table-cell>
          <table:table-cell table:style-name="ce4" office:value-type="string" calcext:value-type="string">
            <text:p>Informa se a entrevista foi realizada antes do Embarque ou após o Desembarque d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EROPORTO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SBXX</text:p>
          </table:table-cell>
          <table:table-cell table:style-name="ce4" office:value-type="string" calcext:value-type="string">
            <text:p>Aeroporto em que foi realizada a entrevista. É um código composto por quatro letras que designa aeródromos em todo o mundo. Esses códigos, definidos pela Organização da Aviação Civil Internacional (em inglês, International Civil Aviation Organization - ICAO), são publicados no Documento ICAO Document 7910: Location Indicator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d/mm/aaaa</text:p>
          </table:table-cell>
          <table:table-cell table:style-name="ce4" office:value-type="string" calcext:value-type="string">
            <text:p>Data de realização da entrevist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Ê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mmmm</text:p>
          </table:table-cell>
          <table:table-cell table:style-name="ce4" office:value-type="string" calcext:value-type="string">
            <text:p>Mês de realização da entrevist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INÍCIO COLETA</text:p>
          </table:table-cell>
          <table:table-cell table:style-name="ce3" office:value-type="string" calcext:value-type="string">
            <text:p>Hora</text:p>
          </table:table-cell>
          <table:table-cell table:style-name="ce3" office:value-type="string" calcext:value-type="string">
            <text:p>hh:mm:ss</text:p>
          </table:table-cell>
          <table:table-cell table:style-name="ce4" office:value-type="string" calcext:value-type="string">
            <text:p>Horário de início da realização da entrevist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IM COLETA</text:p>
          </table:table-cell>
          <table:table-cell table:style-name="ce3" office:value-type="string" calcext:value-type="string">
            <text:p>Hora</text:p>
          </table:table-cell>
          <table:table-cell table:style-name="ce3" office:value-type="string" calcext:value-type="string">
            <text:p>hh:mm:ss</text:p>
          </table:table-cell>
          <table:table-cell table:style-name="ce4" office:value-type="string" calcext:value-type="string">
            <text:p>Horário de fim da realização da entrevist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Número do terminal do aeroporto em que foi realizada a entrevist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ORTÃO</text:p>
          </table:table-cell>
          <table:table-cell table:style-name="ce3" office:value-type="string" calcext:value-type="string">
            <text:p>Alfanumérico</text:p>
          </table:table-cell>
          <table:table-cell table:style-name="ce3"/>
          <table:table-cell table:style-name="ce4" office:value-type="string" calcext:value-type="string">
            <text:p>Portão de embarque em que o entrevistado embarcou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IPO DE VOO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Doméstico ou Internacional</text:p>
          </table:table-cell>
          <table:table-cell table:style-name="ce4" office:value-type="string" calcext:value-type="string">
            <text:p>Tipo de voo do passageiro: doméstico ou internacional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IA AÉREA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Cia Aérea em que o entrevistado fará ou fez a sua viagem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VOO</text:p>
          </table:table-cell>
          <table:table-cell table:style-name="ce3" office:value-type="string" calcext:value-type="string">
            <text:p>Alfanumérico</text:p>
          </table:table-cell>
          <table:table-cell table:style-name="ce3"/>
          <table:table-cell table:style-name="ce4" office:value-type="string" calcext:value-type="string">
            <text:p>Designação do voo d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EXÃO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Em conexão ou Embarcado no Aeroporto</text:p>
          </table:table-cell>
          <table:table-cell table:style-name="ce4" office:value-type="string" calcext:value-type="string">
            <text:p>Se o voo do passageiro é uma conexão ou se ele está inicicando sua viagem naquele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QUISIÇÃO DA PASSAGEM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Pelo passageiro ou Por terceiros</text:p>
          </table:table-cell>
          <table:table-cell table:style-name="ce4" office:value-type="string" calcext:value-type="string">
            <text:p>Quem adquiriu a passagem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EIO DE AQUISIÇÃO DA PASSAGEM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Diretamente com a cia. aérea em loja física (inclusive no aeroporto), Diretamente com a cia. aérea pela internet ou aplicativo, Diretamente com a cia. aérea pelo telefone, Outros sites ou Agência de viagens ou Outros meios</text:p>
          </table:table-cell>
          <table:table-cell table:style-name="ce4" office:value-type="string" calcext:value-type="string">
            <text:p>Forma de aquisição da passagem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EIO DE <text:s/>TRANSPORTE PARA O AEROPORTO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Aplicativos, Carona, Carro próprio, Metrô ou Trem, Ônibus, Táxi, Transporte alternativo, Veículo alugado ou Outros</text:p>
          </table:table-cell>
          <table:table-cell table:style-name="ce4" office:value-type="string" calcext:value-type="string">
            <text:p>Meio de transporte usado pelo entrevistado até 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OSSUI DEFICIÊNCIA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Nenhuma, Deficiência Física / Motora, Deficiência Visual, Deficiência Auditiva / Surdez ou Deficiência Mental / Intelectual</text:p>
          </table:table-cell>
          <table:table-cell table:style-name="ce4" office:value-type="string" calcext:value-type="string">
            <text:p>Tipos de possíveis deficiências do entrevistad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UTILIZA RECURSO ASSISTIV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Tipos de recursos para auxílio à mobilidad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OLICITOU ASSISTÊNCIA ESPECIAL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Passageiro com deficiência solicitou ou não assistência especial à cia aére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ORMA DE DESEMBARQUE UTILIZADA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Forma de desembarque utilizada pela pessoa com deficiênci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VALIAÇÃO DO MÉTODO DE DESEMBARQUE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do método de dembarque da aeronave utilizado pela pessoa com deficiênci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UTILIZOU O ESTACIONAMENT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Sim ou Não para utilização do estacionamento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ACILIDADE DE DESEMBARQUE NO MEIO-FI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facilidade de desembarque do veículo na chegada a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OPÇÕES DE TRANSPORTE ATÉ 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s opções de transporte até 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ORMA DE CHECK-IN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Qual a forma de check-in utilizado pel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ROCESSO DE CHECK IN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processo de check-in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ESPERA NA FIL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tempo de espera na fila de check-in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ORGANIZAÇÃO DAS FILA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organização das filas de check-in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NTIDADE DE TOTENS A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quantidade de totens auto atendimento de check-in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NTIDADE DE BALCÕE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quantidade de balcões de check-in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RDIALIDADE DOS FUNCIONÁRI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cordialidade dos funcionários do check-in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ATENDIMEN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tempo de atendimento do check-in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ROCESSO DE AQUISIÇÃO DA PASSAGEM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processo de aquisição da passagem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TENDIMENTO DA CIA. AÉRE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atendimento da cia. aérea ao passageiro com deficiência física que solicitou assistência especial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ROCESSO DE INSPEÇÃO DE SEGURANÇ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processo de inspeção de seguranç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ESPERA EM FILA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tempo de espera na fila de inspeção de seguranç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ORGANIZAÇÃO DAS FILAS2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organização das filas de inspeção de seguranç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TENDIMENTO DOS FUNCIONÁRI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atendimento dos funcionários de inspeção de segurança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TROLE MIGRATÓRI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controle migratóri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ESPERA EM FILA3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tempo de espera em fila do controle migratóri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ORGANIZAÇÃO DAS FILAS4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organização das filas do controle migratóri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TENDIMENTO DOS FUNCIONÁRI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atendimento dos funcionários do controle migratóri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NTIDADE DE GUICHÊ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quantidade de guichês do controle migratóri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TROLE ADUANEIR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controle aduan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ESPERA EM FILA2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tempo de espera em fila do controle aduan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ORGANIZAÇÃO DAS FILAS3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organização das filas do controle aduan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TENDIMENTO DOS FUNCIONÁRIOS4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atendimento dos funcionários do controle aduan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ESTABELECIMENTOS DE ALIMENTA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s estabelecimentos de alimentaçã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NTIDADE DE ESTABELECIMENTOS DE ALIMENTA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quantidade de estabelecimentos de alimentaçã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LIDADE E VARIEDADE DE OPÇÕES DE ESTABELECIMENTOS DE ALIMENTA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qualidade e variedade de opções de estabelecimentos de alimentaçã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ELAÇÃO PREÇO x QUALIDADE DOS ESTABELECIMENTOS DE ALIMENTA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relação preço x qualidade dos estabelecimentos de alimentaçã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ESTABELECIMENTOS COMERCIAI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s estabelecimentos comerciais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NTIDADE DE ESTABELECIMENTOS COMERCIAI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quantidade de estabelecimentos comerciais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LIDADE E VARIEDADE DE OPÇÕES DE ESTABELECIMENTOS COMERCIAI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qualidade e variedade de opções de estabelecimentos comerciais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ELAÇÃO PREÇO x QUALIDADE DOS ESTABELECIMENTOS COMERCIAI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relação preço x qualidade dos estabelecimentos comerciais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ESTACIONAMEN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estacionamento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LIDADE DAS INSTALAÇÕES DE ESTACIONAMEN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qualidade das instalações de estacionamen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ACILIDADE PARA ENCONTRAR VAGA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facilidade para encontrar vagas no estacionamen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ACILIDADE DE ACESSO AO TERMINAL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facilidade de acesso ao terminal a partir do estacionamen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ELAÇÃO CUSTO X BENEFÍCI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relação custo x benefício do estacionamen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LOCALIZAÇÃO E DESLOCAMEN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facilidade em se localizar e se deslocar dentro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INALIZA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sinalização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DE PAINÉIS DE INFORMAÇÕES DE VO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disponibilidade de painéis de informações de voo n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CESSIBILIDADE DO TERMINAL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acessibilidade do terminal aeroportuári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FORTO DA SALA DE EMBARQUE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conforto da sala de embarqu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FORTO TÉRMIC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conforto térmico da sala de embarqu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NFORTO ACÚSTIC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conforto acústico da sala de embarqu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DE ASSENT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disponibilidade de assentos na sala de embarqu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DE ASSENTOS RESERVAD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disponibilidade de assentos reservados (idosos ou PNE) da sala de embarqu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SPONIBILIDADE DE TOMADA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disponibilidade de tomadas n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INTERNET DISPONIBILIZADA PEL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internet disponibilizada pel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VELOCIDADE DE CONEX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velocidade de conexão da internet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ACILIDADE DE ACESSO À REDE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facilidade de acesso à rede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ANITÁRI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s banheiros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NTIDADE DE BANHEIR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quantidade de banheiros n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LIMPEZA DOS BANHEIR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limpeza dos banheiros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ANUTENÇÃO GERAL DOS SANITÁRIO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manutenção geral dos banheiros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LIMPEZA GERAL DO AEROPORT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limpeza geral d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ROCESSO DE RESTITUIÇÃO DE BAGAGENS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processo de restituição de bagagens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ACILIDADE DE IDENTIFICAÇÃO DA ESTEIRA DE RESTITUI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facilidade de identificação da esteira de restituiçã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RESTITUIÇÃO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o tempo de restituiçã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INTEGRIDADE DA BAGAGEM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integridade da bagagem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ATISFAÇÃO GERAL</text:p>
          </table:table-cell>
          <table:table-cell table:style-name="ce3" office:value-type="string" calcext:value-type="string">
            <text:p>Numérico</text:p>
          </table:table-cell>
          <table:table-cell table:style-name="ce3" office:value-type="string" calcext:value-type="string">
            <text:p>1, 2, 3, 4 ou 5</text:p>
          </table:table-cell>
          <table:table-cell table:style-name="ce4" office:value-type="string" calcext:value-type="string">
            <text:p>Nota de 1 a 5 para a satisfação geral com 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OTIV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Motivo da nota abaixo de 4 na Satisfação Geral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NACIONALIDADE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Nacionalidade declarada pel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GÊNER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Gênero declarado pel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IDADE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Idade declarada pel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ESCOLARIDADE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Escolaridade declarada pel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ENDA FAMILIAR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Renda familiar declarada pel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VIAJANDO SOZINH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Passageiro viajando sozinho ou nã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NÚMERO DE ACOMPANHANTES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Número de acompanhantes d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OTIVO DA VIAGEM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Motivo da viagem declarado pelo passageir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QUANTIDADE DE VIAGENS NOS ÚLTIMOS 12 MESES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Quantidade de viagens realizadas pelo passageiro nos últimos 12 meses 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JÁ EMBARCOU/DESEMBARCOU ANTES NO AEROPORTO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Já embarcou/desembarcou antes n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NTECEDÊNCIA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Tempo de antecedência de chegada do passageiro ao aeroporto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TEMPO DE ESPERA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Tempo de espera do passageiro entre conexões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OMENTÁRIOS ADICIONAIS</text:p>
          </table:table-cell>
          <table:table-cell table:style-name="ce3" office:value-type="string" calcext:value-type="string">
            <text:p>Texto</text:p>
          </table:table-cell>
          <table:table-cell table:style-name="ce3"/>
          <table:table-cell table:style-name="ce4" office:value-type="string" calcext:value-type="string">
            <text:p>Comentários adicionais do passageiro</text:p>
          </table:table-cell>
          <table:table-cell table:number-columns-repeated="60"/>
        </table:table-row>
        <table:table-row table:style-name="ro2" table:number-rows-repeated="104847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icionário_20_de_20_dados_20_2020" style:display-name="PageStyle_Dicionário de dados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ionário_20_de_20_dados_20_2013-2019" style:display-name="PageStyle_Dicionário de dados 2013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lipe Sousa</meta:initial-creator>
    <dc:creator>Marcelo Vilela</dc:creator>
    <meta:creation-date>2020-08-28T20:35:09</meta:creation-date>
    <dc:date>2020-08-31T15:49:14</dc:date>
    <meta:generator>LibreOffice/7.0.0.3$Windows_X86_64 LibreOffice_project/8061b3e9204bef6b321a21033174034a5e2ea88e</meta:generator>
    <meta:document-statistic meta:table-count="2" meta:cell-count="5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